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3333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3333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3333"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color="#ff3333" fo:font-weight="normal" style:font-weight-asian="normal" style:font-weight-complex="normal"/>
    </style:style>
    <style:style style:name="T11" style:family="text">
      <style:text-properties fo:color="#ff3333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use-window-font-color="true" fo:font-style="italic" style:font-style-asian="italic" style:font-style-complex="italic"/>
    </style:style>
    <style:style style:name="T1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fo:font-weight="bold" style:font-weight-asian="bold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color="#0084d1"/>
    </style:style>
    <style:style style:name="T25" style:family="text">
      <style:text-properties fo:color="#0084d1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ressions régulières Python</text:p>
      <text:p text:style-name="Standard"/>
      <text:p text:style-name="Standard"/>
      <text:p text:style-name="Standard"/>
      <text:p text:style-name="Standard">1)<text:span text:style-name="T2"> Les expressions régulières de base :</text:span></text:p>
      <text:p text:style-name="Standard"/>
      <text:p text:style-name="Standard"><text:s/><text:span text:style-name="T6">.</text:span> <text:s text:c="4"/>Le point correspond à n'importe quel caractère</text:p>
      <text:p text:style-name="Standard"/>
      <text:p text:style-name="Standard"><text:s/><text:span text:style-name="T7">^ </text:span><text:s text:c="4"/>Indique un commencement de segment (mais signifie aussi "contraire de")</text:p>
      <text:p text:style-name="Standard"/>
      <text:p text:style-name="Standard"><text:s/><text:span text:style-name="T7">$</text:span> <text:s text:c="4"/>Fin de segment</text:p>
      <text:p text:style-name="Standard"/>
      <text:p text:style-name="Standard"><text:s/><text:span text:style-name="T7">{ }</text:span> <text:s text:c="3"/>nombre d'occurrences (<text:span text:style-name="T23">E</text:span><text:span text:style-name="T9">{</text:span><text:span text:style-name="T21">2</text:span><text:span text:style-name="T23">,</text:span> 4<text:span text:style-name="T9">}</text:span> signifie de 2 à 4 fois la lettre E majuscule et </text:p>
      <text:p text:style-name="Standard"><text:span text:style-name="T23"><text:tab/>k</text:span><text:span text:style-name="T9">{</text:span><text:span text:style-name="T15">5</text:span><text:span text:style-name="T9">} </text:span>signifie 5 fois la lettre k minuscule)</text:p>
      <text:p text:style-name="Standard"/>
      <text:p text:style-name="Standard"><text:span text:style-name="T7"><text:s/>( )</text:span> <text:s text:c="4"/>permet d'agir sur plusieurs caractères <text:span text:style-name="T12">(</text:span><text:span text:style-name="T9">(</text:span>cha<text:span text:style-name="T9">)</text:span>{2,5} cette expression sera vérifiée pour les <text:tab/>chaînes contenant la séquence 'cha' répétée entre deux et cinq fois<text:span text:style-name="T12">)</text:span></text:p>
      <text:p text:style-name="Standard"/>
      <text:p text:style-name="Standard"><text:s/><text:span text:style-name="T7">[</text:span><text:span text:style-name="T15">A-Z0-9</text:span><text:span text:style-name="T7">]</text:span> <text:s/>Une liste de caractères possibles (ici, signifie "<text:span text:style-name="T16">une</text:span> lettre majuscule ou <text:span text:style-name="T16">un</text:span> chiffre")</text:p>
      <text:p text:style-name="Standard"><text:tab/>--&gt; <text:s/><text:span text:style-name="T10">[</text:span><text:span text:style-name="T4"> .-</text:span><text:span text:style-name="T10">]</text:span> attend soit 1 espace, soit 1 point, soit 1 tiret</text:p>
      <text:p text:style-name="Standard"/>
      <text:p text:style-name="Standard"><text:s/><text:span text:style-name="T14">(x</text:span><text:span text:style-name="T8">|</text:span><text:span text:style-name="T14">y)</text:span><text:span text:style-name="T4"> </text:span>Indique un choix multiple c'est-à-dire un "ou"</text:p>
      <text:p text:style-name="Standard"><text:tab/>--&gt; <text:s/>(lundi<text:span text:style-name="T3">|</text:span>mardi<text:span text:style-name="T3">|</text:span>mercredi<text:span text:style-name="T3">|</text:span>jeudi<text:span text:style-name="T3">|</text:span>vendredi<text:span text:style-name="T3">|</text:span>samedi<text:span text:style-name="T3">|</text:span>dimanche) </text:p>
      <text:p text:style-name="Standard"/>
      <text:p text:style-name="Standard"><text:s/><text:span text:style-name="T7">\d</text:span> <text:s text:c="3"/>le segment est composé uniquement de chiffre (ce qui équivaut à [0-9])</text:p>
      <text:p text:style-name="Standard"/>
      <text:p text:style-name="Standard"><text:s/><text:span text:style-name="T7">\D</text:span> <text:s text:c="3"/>le segment n'est pas composé de chiffre (ce qui équivaut à [^0-9])</text:p>
      <text:p text:style-name="Standard"/>
      <text:p text:style-name="Standard"><text:s/><text:span text:style-name="T7">\s</text:span> <text:s text:c="3"/>Un espace <text:s/>(ce qui équivaut à [ \t\n\r\f\v])</text:p>
      <text:p text:style-name="Standard"/>
      <text:p text:style-name="Standard"><text:s/><text:span text:style-name="T7">\S</text:span> <text:s text:c="3"/>Pas d'espace <text:s/>(ce qui équivaut à [^ \t\n\r\f\v])</text:p>
      <text:p text:style-name="Standard"/>
      <text:p text:style-name="Standard"><text:s/><text:span text:style-name="T7">\w</text:span> <text:s text:c="3"/>Présence alphanumérique <text:s/>(ce qui équivaut à [a-zA-Z0-9_])</text:p>
      <text:p text:style-name="Standard"/>
      <text:p text:style-name="Standard"><text:s/><text:span text:style-name="T7">\W</text:span> <text:s text:c="3"/>Pas de présence alphanumérique [^a-zA-Z0-9_]</text:p>
      <text:p text:style-name="Standard"/>
      <text:p text:style-name="Standard"><text:s/><text:span text:style-name="T7">\</text:span> <text:s text:c="4"/>Est un caractère d'échappement</text:p>
      <text:p text:style-name="Standard"/>
      <text:p text:style-name="Standard"><text:s/><text:span text:style-name="T7">? </text:span><text:tab/>0 ou 1 </text:p>
      <text:p text:style-name="Standard"/>
      <text:p text:style-name="Standard"><text:s/><text:span text:style-name="T7">+</text:span> <text:tab/>1 ou plus</text:p>
      <text:p text:style-name="Standard"/>
      <text:p text:style-name="Standard"><text:s/><text:span text:style-name="T7">* </text:span><text:tab/>0, 1 ou plus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<text:span text:style-name="T22">2) </text:span>Les méthodes de base :</text:p>
      <text:p text:style-name="Standard"/>
      <text:p text:style-name="Standard">i) <text:span text:style-name="T1">re.compile(</text:span><text:span text:style-name="T4">"st</text:span>r"<text:span text:style-name="T1">)</text:span> : permet d'enregistrer un regex "test" à partir d'un ensemble de caractères.</text:p>
      <text:p text:style-name="Standard"><text:tab/>regex = re.<text:span text:style-name="T5">compile(</text:span>r"abc"<text:span text:style-name="T5">)</text:span><text:span text:style-name="T13"> où r" " permet d'échapper tous les caractères anti-slash</text:span></text:p>
      <text:p text:style-name="Standard"><text:span text:style-name="T13"/></text:p>
      <text:p text:style-name="Standard"><text:span text:style-name="T13">ii) </text:span><text:span text:style-name="T20">re.search(</text:span><text:span text:style-name="T13">regex, "chaine"</text:span><text:span text:style-name="T20">) </text:span><text:span text:style-name="T13">: permet de rechercher un regex dans une chaîne de caractères.</text:span></text:p>
      <text:p text:style-name="Standard"><text:span text:style-name="T13"><text:tab/></text:span><text:span text:style-name="T11">re.search(</text:span><text:span text:style-name="T13">r"abc", "abcdef"</text:span><text:span text:style-name="T10">) </text:span><text:span text:style-name="T13"><text:s/>--&gt; <text:s/></text:span><text:span text:style-name="T25">True</text:span><text:span text:style-name="T13"> (car "abc" est contenu dans "abcdef")</text:span></text:p>
      <text:p text:style-name="Standard"/>
      <text:p text:style-name="Standard">iii) <text:span text:style-name="T20">re.match(</text:span><text:span text:style-name="T13">regex, "chaine"</text:span><text:span text:style-name="T20">) </text:span><text:span text:style-name="T13">: permet de rechercher un regex dans une chaîne de caractères.</text:span></text:p>
      <text:p text:style-name="Standard"><text:span text:style-name="T13"><text:tab/></text:span><text:span text:style-name="T11">re.match(</text:span><text:span text:style-name="T13">r"abc", "abcdef"</text:span><text:span text:style-name="T10">) </text:span><text:span text:style-name="T13"><text:s/>--&gt; <text:s/></text:span><text:span text:style-name="T25">True</text:span><text:span text:style-name="T13"> (car "abc" est contenu dans "abcdef")</text:span></text:p>
      <text:p text:style-name="Standard"><text:span text:style-name="T13"/></text:p>
      <text:p text:style-name="Standard">iv) <text:span text:style-name="T20">re.findall(</text:span><text:span text:style-name="T13">regex, "chaine"</text:span><text:span text:style-name="T20">) </text:span><text:span text:style-name="T13">: permet de rechercher tous les regex dans une chaîne de caractères.</text:span></text:p>
      <text:p text:style-name="Standard"><text:span text:style-name="T13"><text:tab/></text:span><text:span text:style-name="T11">re.match(</text:span><text:span text:style-name="T13">r"abc", "abcdef"</text:span><text:span text:style-name="T10">) </text:span><text:span text:style-name="T13"><text:s/>--&gt; <text:s/></text:span><text:span text:style-name="T25">True</text:span><text:span text:style-name="T13"> (car "abc" est contenu dans "abcdef")</text:span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3T13:43:02.94</meta:creation-date>
    <dc:date>2020-10-19T21:34:06.70</dc:date>
    <meta:editing-duration>PT3H2M57S</meta:editing-duration>
    <meta:editing-cycles>6</meta:editing-cycles>
    <meta:generator>OpenOffice/4.1.7$Win32 OpenOffice.org_project/417m1$Build-9800</meta:generator>
    <meta:document-statistic meta:table-count="0" meta:image-count="0" meta:object-count="0" meta:page-count="2" meta:paragraph-count="31" meta:word-count="306" meta:character-count="1958"/>
  </office:meta>
</office:document-meta>
</file>